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ψ</mo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  <msub>
              <mi>f</mi>
              <mrow>
                <mrow>
                  <mo stretchy="false">−</mo>
                  <mphantom>
                    <mstyle>
                      <mrow>
                        <mn>.</mn>
                      </mrow>
                    </mstyle>
                  </mphantom>
                </mrow>
              </mrow>
            </msub>
            <mrow>
              <mo stretchy="false">(</mo>
              <mrow>
                <mstyle mathvariant="bold">
                  <mrow>
                    <mi>k</mi>
                  </mrow>
                </mstyle>
                <mrow>
                  <mi/>
                  <mo stretchy="false">⋅</mo>
                  <mi/>
                </mrow>
                <mstyle mathvariant="bold">
                  <mrow>
                    <mi>r</mi>
                  </mrow>
                </mstyle>
                <mrow>
                  <mi/>
                  <mo stretchy="false">−</mo>
                  <mi/>
                </mrow>
                <mo stretchy="false">ω</mo>
                <mi>t</mi>
              </mrow>
              <mo stretchy="false">)</mo>
            </mrow>
            <mrow>
              <mi/>
              <mo stretchy="false">+</mo>
              <mi/>
            </mrow>
            <msub>
              <mi>f</mi>
              <mrow>
                <mrow>
                  <mo stretchy="false">+</mo>
                  <mphantom>
                    <mstyle>
                      <mrow>
                        <mn>.</mn>
                      </mrow>
                    </mstyle>
                  </mphantom>
                </mrow>
              </mrow>
            </msub>
            <mrow>
              <mo stretchy="false">(</mo>
              <mrow>
                <mstyle mathvariant="bold">
                  <mrow>
                    <mi>k</mi>
                  </mrow>
                </mstyle>
                <mrow>
                  <mi/>
                  <mo stretchy="false">⋅</mo>
                  <mi/>
                </mrow>
                <mstyle mathvariant="bold">
                  <mrow>
                    <mi>r</mi>
                  </mrow>
                </mstyle>
                <mrow>
                  <mi/>
                  <mo stretchy="false">+</mo>
                  <mi/>
                </mrow>
                <mo stretchy="false">ω</mo>
                <mi>t</mi>
              </mrow>
              <mo stretchy="false">)</mo>
            </mrow>
          </mrow>
        </mtd>
      </mtr>
      <mtr>
        <mtd>
          <mrow/>
        </mtd>
      </mtr>
      <mtr>
        <mtd>
          <mrow>
            <mtext>mit</mtext>
            <mi/>
            <msub>
              <mi>f</mi>
              <mrow>
                <mrow>
                  <mo stretchy="false">∓</mo>
                  <mphantom>
                    <mstyle>
                      <mrow>
                        <mn>.</mn>
                      </mrow>
                    </mstyle>
                  </mphantom>
                </mrow>
              </mrow>
            </msub>
            <mrow>
              <mi/>
              <mo stretchy="false">=</mo>
              <mi/>
            </mrow>
            <mi>f</mi>
            <mrow>
              <mo stretchy="false">(</mo>
              <mrow>
                <mstyle mathvariant="bold">
                  <mrow>
                    <msub>
                      <mo stretchy="false">ϕ</mo>
                      <mrow>
                        <mrow>
                          <mo stretchy="false">∓</mo>
                          <mphantom>
                            <mstyle>
                              <mrow>
                                <mn>.</mn>
                              </mrow>
                            </mstyle>
                          </mphantom>
                        </mrow>
                      </mrow>
                    </msub>
                  </mrow>
                </mstyle>
              </mrow>
              <mo stretchy="false">)</mo>
            </mrow>
            <mi/>
            <mtext>;</mtext>
            <mi/>
            <mstyle mathvariant="bold">
              <mrow>
                <msub>
                  <mo stretchy="false">ϕ</mo>
                  <mrow>
                    <mrow>
                      <mo stretchy="false">∓</mo>
                      <mphantom>
                        <mstyle>
                          <mrow>
                            <mn>.</mn>
                          </mrow>
                        </mstyle>
                      </mphantom>
                    </mrow>
                  </mrow>
                </msub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  <mstyle mathvariant="bold">
              <mrow>
                <mi>k</mi>
              </mrow>
            </mstyle>
            <mrow>
              <mi/>
              <mo stretchy="false">⋅</mo>
              <mi/>
            </mrow>
            <mstyle mathvariant="bold">
              <mrow>
                <mi>r</mi>
              </mrow>
            </mstyle>
            <mrow>
              <mi/>
              <mo stretchy="false">∓</mo>
              <mi/>
            </mrow>
            <mo stretchy="false">ω</mo>
            <mi>t</mi>
          </mrow>
        </mtd>
      </mtr>
    </mtable>
    <annotation encoding="StarMath 5.0">%ipsi (bold r , t) `=`
f_{- phantom .} ( bold k `cdot` bold r `-` %iomega t) `+`
f_{+ phantom .} ( bold k `cdot` bold r `+` %iomega t) newline newline
"mit" ~ f_{-+ phantom .} `=` f(bold %iphi_{-+ phantom .}) `";"~~ bold %iphi _{-+ phantom .} (bold r , t) `=` bold k `cdot` bold r `-+` %iomega 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3:12:06.302000000</meta:creation-date>
    <meta:generator>LibreOffice/4.1.4.2$Windows_x86 LibreOffice_project/0a0440ccc0227ad9829de5f46be37cfb6edcf72</meta:generator>
  </office:meta>
</office:document-meta>
</file>